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6.442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ucida Conso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1" table:default-cell-style-name="ce1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Name</text:p>
          </table:table-cell>
          <table:table-cell office:value-type="string">
            <text:p>BaseBlueprint</text:p>
          </table:table-cell>
          <table:table-cell office:value-type="string">
            <text:p>Sub2DA</text:p>
          </table:table-cell>
          <table:table-cell table:number-columns-repeated="25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LOODCRIERS_HAMMER</text:p>
          </table:table-cell>
          <table:table-cell table:number-columns-repeated="2" office:value-type="string">
            <text:p>****</text:p>
          </table:table-cell>
          <table:table-cell office:value-type="string">
            <text:p>wol_blood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NES_OF_LI_PENG</text:p>
          </table:table-cell>
          <table:table-cell table:number-columns-repeated="2" office:value-type="string">
            <text:p>****</text:p>
          </table:table-cell>
          <table:table-cell office:value-type="string">
            <text:p>wol_bones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W_OF_THE_BLACK_ARCHER</text:p>
          </table:table-cell>
          <table:table-cell table:number-columns-repeated="2" office:value-type="string">
            <text:p>****</text:p>
          </table:table-cell>
          <table:table-cell office:value-type="string">
            <text:p>wol_bow_black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IGHT_EVENING_STAR</text:p>
          </table:table-cell>
          <table:table-cell table:number-columns-repeated="2" office:value-type="string">
            <text:p>****</text:p>
          </table:table-cell>
          <table:table-cell office:value-type="string">
            <text:p>wol_bright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LLYBASHERS_GAUNTLETS</text:p>
          </table:table-cell>
          <table:table-cell table:number-columns-repeated="2" office:value-type="string">
            <text:p>****</text:p>
          </table:table-cell>
          <table:table-cell office:value-type="string">
            <text:p>wol_bully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DABOLG</text:p>
          </table:table-cell>
          <table:table-cell table:number-columns-repeated="2" office:value-type="string">
            <text:p>****</text:p>
          </table:table-cell>
          <table:table-cell office:value-type="string">
            <text:p>wol_cadabolg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PUT_MORTUUM</text:p>
          </table:table-cell>
          <table:table-cell table:number-columns-repeated="2" office:value-type="string">
            <text:p>****</text:p>
          </table:table-cell>
          <table:table-cell office:value-type="string">
            <text:p>wol_caput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ELDORIATHS_CLARION</text:p>
          </table:table-cell>
          <table:table-cell table:number-columns-repeated="2" office:value-type="string">
            <text:p>****</text:p>
          </table:table-cell>
          <table:table-cell office:value-type="string">
            <text:p>wol_celd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RALS_BITE</text:p>
          </table:table-cell>
          <table:table-cell table:number-columns-repeated="2" office:value-type="string">
            <text:p>****</text:p>
          </table:table-cell>
          <table:table-cell office:value-type="string">
            <text:p>wol_coral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IMSON_RUINATION</text:p>
          </table:table-cell>
          <table:table-cell table:number-columns-repeated="2" office:value-type="string">
            <text:p>****</text:p>
          </table:table-cell>
          <table:table-cell office:value-type="string">
            <text:p>wol_crimson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VIOUS</text:p>
          </table:table-cell>
          <table:table-cell table:number-columns-repeated="2" office:value-type="string">
            <text:p>****</text:p>
          </table:table-cell>
          <table:table-cell office:value-type="string">
            <text:p>wol_devious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VICIOUS</text:p>
          </table:table-cell>
          <table:table-cell table:number-columns-repeated="2" office:value-type="string">
            <text:p>****</text:p>
          </table:table-cell>
          <table:table-cell office:value-type="string">
            <text:p>wol_vicious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VINE_SPARK</text:p>
          </table:table-cell>
          <table:table-cell table:number-columns-repeated="2" office:value-type="string">
            <text:p>****</text:p>
          </table:table-cell>
          <table:table-cell office:value-type="string">
            <text:p>wol_divine</text:p>
          </table:table-cell>
          <table:table-cell table:number-columns-repeated="25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RUINDANA</text:p>
          </table:table-cell>
          <table:table-cell table:number-columns-repeated="2" office:value-type="string">
            <text:p>****</text:p>
          </table:table-cell>
          <table:table-cell office:value-type="string">
            <text:p>wol_druidana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YMONDHEART</text:p>
          </table:table-cell>
          <table:table-cell table:number-columns-repeated="2" office:value-type="string">
            <text:p>****</text:p>
          </table:table-cell>
          <table:table-cell office:value-type="string">
            <text:p>wol_dymondheart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XORDIUS</text:p>
          </table:table-cell>
          <table:table-cell table:number-columns-repeated="2" office:value-type="string">
            <text:p>****</text:p>
          </table:table-cell>
          <table:table-cell office:value-type="string">
            <text:p>wol_exordius</text:p>
          </table:table-cell>
          <table:table-cell table:number-columns-repeated="25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IENDKILLER_FLAIL</text:p>
          </table:table-cell>
          <table:table-cell table:number-columns-repeated="2" office:value-type="string">
            <text:p>****</text:p>
          </table:table-cell>
          <table:table-cell office:value-type="string">
            <text:p>wol_fiendkiller</text:p>
          </table:table-cell>
          <table:table-cell table:number-columns-repeated="25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LAMECASTERS_BOLT</text:p>
          </table:table-cell>
          <table:table-cell table:number-columns-repeated="2" office:value-type="string">
            <text:p>****</text:p>
          </table:table-cell>
          <table:table-cell office:value-type="string">
            <text:p>wol_flamecaster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LAY</text:p>
          </table:table-cell>
          <table:table-cell table:number-columns-repeated="2" office:value-type="string">
            <text:p>****</text:p>
          </table:table-cell>
          <table:table-cell office:value-type="string">
            <text:p>wol_flay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ROSTBURN_WRATH</text:p>
          </table:table-cell>
          <table:table-cell table:number-columns-repeated="2" office:value-type="string">
            <text:p>****</text:p>
          </table:table-cell>
          <table:table-cell office:value-type="string">
            <text:p>wol_frostburn</text:p>
          </table:table-cell>
          <table:table-cell table:number-columns-repeated="25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ULL_MOONS_TRICK</text:p>
          </table:table-cell>
          <table:table-cell table:number-columns-repeated="2" office:value-type="string">
            <text:p>****</text:p>
          </table:table-cell>
          <table:table-cell office:value-type="string">
            <text:p>wol_full_moon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HOSTFOLLYS_GLOVES</text:p>
          </table:table-cell>
          <table:table-cell table:number-columns-repeated="2" office:value-type="string">
            <text:p>****</text:p>
          </table:table-cell>
          <table:table-cell office:value-type="string">
            <text:p>wol_ghostfolly</text:p>
          </table:table-cell>
          <table:table-cell table:number-columns-repeated="25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UURGAL</text:p>
          </table:table-cell>
          <table:table-cell table:number-columns-repeated="2" office:value-type="string">
            <text:p>****</text:p>
          </table:table-cell>
          <table:table-cell office:value-type="string">
            <text:p>wol_guurgal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AMMER_OF_WITCHES</text:p>
          </table:table-cell>
          <table:table-cell table:number-columns-repeated="2" office:value-type="string">
            <text:p>****</text:p>
          </table:table-cell>
          <table:table-cell office:value-type="string">
            <text:p>wol_hammer</text:p>
          </table:table-cell>
          <table:table-cell table:number-columns-repeated="25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NFILTRATOR</text:p>
          </table:table-cell>
          <table:table-cell table:number-columns-repeated="2" office:value-type="string">
            <text:p>****</text:p>
          </table:table-cell>
          <table:table-cell office:value-type="string">
            <text:p>wol_infiltrator</text:p>
          </table:table-cell>
          <table:table-cell table:number-columns-repeated="25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ORESTEALER</text:p>
          </table:table-cell>
          <table:table-cell table:number-columns-repeated="2" office:value-type="string">
            <text:p>****</text:p>
          </table:table-cell>
          <table:table-cell office:value-type="string">
            <text:p>wol_lorestealer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U_JEHE</text:p>
          </table:table-cell>
          <table:table-cell table:number-columns-repeated="2" office:value-type="string">
            <text:p>****</text:p>
          </table:table-cell>
          <table:table-cell office:value-type="string">
            <text:p>wol_mau_jehe</text:p>
          </table:table-cell>
          <table:table-cell table:number-columns-repeated="25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ERIKEL</text:p>
          </table:table-cell>
          <table:table-cell table:number-columns-repeated="2" office:value-type="string">
            <text:p>****</text:p>
          </table:table-cell>
          <table:table-cell office:value-type="string">
            <text:p>wol_merikel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INDSPLITTER</text:p>
          </table:table-cell>
          <table:table-cell table:number-columns-repeated="2" office:value-type="string">
            <text:p>****</text:p>
          </table:table-cell>
          <table:table-cell office:value-type="string">
            <text:p>wol_mindsplitter</text:p>
          </table:table-cell>
          <table:table-cell table:number-columns-repeated="25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OTCHED_SPEAR</text:p>
          </table:table-cell>
          <table:table-cell table:number-columns-repeated="2" office:value-type="string">
            <text:p>****</text:p>
          </table:table-cell>
          <table:table-cell office:value-type="string">
            <text:p>wol_notched</text:p>
          </table:table-cell>
          <table:table-cell table:number-columns-repeated="25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LANESHIFTERS_KNIFE</text:p>
          </table:table-cell>
          <table:table-cell table:number-columns-repeated="2" office:value-type="string">
            <text:p>****</text:p>
          </table:table-cell>
          <table:table-cell office:value-type="string">
            <text:p>wol_planeshifter</text:p>
          </table:table-cell>
          <table:table-cell table:number-columns-repeated="25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QUICKSPURS_ALLY</text:p>
          </table:table-cell>
          <table:table-cell table:number-columns-repeated="2" office:value-type="string">
            <text:p>****</text:p>
          </table:table-cell>
          <table:table-cell office:value-type="string">
            <text:p>wol_quickspur</text:p>
          </table:table-cell>
          <table:table-cell table:number-columns-repeated="25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OD_OF_TRIMEG</text:p>
          </table:table-cell>
          <table:table-cell table:number-columns-repeated="2" office:value-type="string">
            <text:p>****</text:p>
          </table:table-cell>
          <table:table-cell office:value-type="string">
            <text:p>wol_rod_trimeg</text:p>
          </table:table-cell>
          <table:table-cell table:number-columns-repeated="25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CALES_OF_BALANCE</text:p>
          </table:table-cell>
          <table:table-cell table:number-columns-repeated="2" office:value-type="string">
            <text:p>****</text:p>
          </table:table-cell>
          <table:table-cell office:value-type="string">
            <text:p>wol_scales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CARAB_OF_ARADROS</text:p>
          </table:table-cell>
          <table:table-cell table:number-columns-repeated="2" office:value-type="string">
            <text:p>****</text:p>
          </table:table-cell>
          <table:table-cell office:value-type="string">
            <text:p>wol_scarab</text:p>
          </table:table-cell>
          <table:table-cell table:number-columns-repeated="25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HISHI_O</text:p>
          </table:table-cell>
          <table:table-cell table:number-columns-repeated="2" office:value-type="string">
            <text:p>****</text:p>
          </table:table-cell>
          <table:table-cell office:value-type="string">
            <text:p>wol_shishi</text:p>
          </table:table-cell>
          <table:table-cell table:number-columns-repeated="25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IMPLE_BOW</text:p>
          </table:table-cell>
          <table:table-cell table:number-columns-repeated="2" office:value-type="string">
            <text:p>****</text:p>
          </table:table-cell>
          <table:table-cell office:value-type="string">
            <text:p>wol_simple</text:p>
          </table:table-cell>
          <table:table-cell table:number-columns-repeated="25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KULL_LASH</text:p>
          </table:table-cell>
          <table:table-cell table:number-columns-repeated="2" office:value-type="string">
            <text:p>****</text:p>
          </table:table-cell>
          <table:table-cell office:value-type="string">
            <text:p>wol_skull</text:p>
          </table:table-cell>
          <table:table-cell table:number-columns-repeated="25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LING_OF_THE_DIRE_WIND</text:p>
          </table:table-cell>
          <table:table-cell table:number-columns-repeated="2" office:value-type="string">
            <text:p>****</text:p>
          </table:table-cell>
          <table:table-cell office:value-type="string">
            <text:p>wol_sling</text:p>
          </table:table-cell>
          <table:table-cell table:number-columns-repeated="25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TAFF_OF_THE_TORRENT_MOONS</text:p>
          </table:table-cell>
          <table:table-cell table:number-columns-repeated="2" office:value-type="string">
            <text:p>****</text:p>
          </table:table-cell>
          <table:table-cell office:value-type="string">
            <text:p>wol_staff</text:p>
          </table:table-cell>
          <table:table-cell table:number-columns-repeated="25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TALKERS_BOW</text:p>
          </table:table-cell>
          <table:table-cell table:number-columns-repeated="2" office:value-type="string">
            <text:p>****</text:p>
          </table:table-cell>
          <table:table-cell office:value-type="string">
            <text:p>wol_stalker</text:p>
          </table:table-cell>
          <table:table-cell table:number-columns-repeated="25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TEADFAST</text:p>
          </table:table-cell>
          <table:table-cell table:number-columns-repeated="2" office:value-type="string">
            <text:p>****</text:p>
          </table:table-cell>
          <table:table-cell office:value-type="string">
            <text:p>wol_steadfast</text:p>
          </table:table-cell>
          <table:table-cell table:number-columns-repeated="25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TORMCHASERS_CUDGEL</text:p>
          </table:table-cell>
          <table:table-cell table:number-columns-repeated="2" office:value-type="string">
            <text:p>****</text:p>
          </table:table-cell>
          <table:table-cell office:value-type="string">
            <text:p>wol_stormchaser</text:p>
          </table:table-cell>
          <table:table-cell table:number-columns-repeated="25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HANIFEX</text:p>
          </table:table-cell>
          <table:table-cell table:number-columns-repeated="2" office:value-type="string">
            <text:p>****</text:p>
          </table:table-cell>
          <table:table-cell office:value-type="string">
            <text:p>wol_thanifex</text:p>
          </table:table-cell>
          <table:table-cell table:number-columns-repeated="25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REEBROTHER</text:p>
          </table:table-cell>
          <table:table-cell table:number-columns-repeated="2" office:value-type="string">
            <text:p>****</text:p>
          </table:table-cell>
          <table:table-cell office:value-type="string">
            <text:p>wol_treebrother</text:p>
          </table:table-cell>
          <table:table-cell table:number-columns-repeated="25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R</text:p>
          </table:table-cell>
          <table:table-cell table:number-columns-repeated="2" office:value-type="string">
            <text:p>****</text:p>
          </table:table-cell>
          <table:table-cell office:value-type="string">
            <text:p>wol_ur</text:p>
          </table:table-cell>
          <table:table-cell table:number-columns-repeated="25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WARGIRDS_ARMOUR</text:p>
          </table:table-cell>
          <table:table-cell table:number-columns-repeated="2" office:value-type="string">
            <text:p>****</text:p>
          </table:table-cell>
          <table:table-cell office:value-type="string">
            <text:p>wol_wargird</text:p>
          </table:table-cell>
          <table:table-cell table:number-columns-repeated="251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DESERT_WIND</text:p>
          </table:table-cell>
          <table:table-cell table:number-columns-repeated="2" office:value-type="string">
            <text:p>****</text:p>
          </table:table-cell>
          <table:table-cell office:value-type="string">
            <text:p>wol_desert</text:p>
          </table:table-cell>
          <table:table-cell table:number-columns-repeated="251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FAITHFUL_AVENGER</text:p>
          </table:table-cell>
          <table:table-cell table:number-columns-repeated="2" office:value-type="string">
            <text:p>****</text:p>
          </table:table-cell>
          <table:table-cell office:value-type="string">
            <text:p>wol_faithful</text:p>
          </table:table-cell>
          <table:table-cell table:number-columns-repeated="25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UPERNAL_CLARITY</text:p>
          </table:table-cell>
          <table:table-cell table:number-columns-repeated="2" office:value-type="string">
            <text:p>****</text:p>
          </table:table-cell>
          <table:table-cell office:value-type="string">
            <text:p>wol_supernal</text:p>
          </table:table-cell>
          <table:table-cell table:number-columns-repeated="251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AMATE</text:p>
          </table:table-cell>
          <table:table-cell table:number-columns-repeated="2" office:value-type="string">
            <text:p>****</text:p>
          </table:table-cell>
          <table:table-cell office:value-type="string">
            <text:p>wol_kamate</text:p>
          </table:table-cell>
          <table:table-cell table:number-columns-repeated="251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VENTIDES_EDGE</text:p>
          </table:table-cell>
          <table:table-cell table:number-columns-repeated="2" office:value-type="string">
            <text:p>****</text:p>
          </table:table-cell>
          <table:table-cell office:value-type="string">
            <text:p>wol_eventide</text:p>
          </table:table-cell>
          <table:table-cell table:number-columns-repeated="251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UMBRAL_AWN</text:p>
          </table:table-cell>
          <table:table-cell table:number-columns-repeated="2" office:value-type="string">
            <text:p>****</text:p>
          </table:table-cell>
          <table:table-cell office:value-type="string">
            <text:p>wol_umbral</text:p>
          </table:table-cell>
          <table:table-cell table:number-columns-repeated="251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UNFETTERED</text:p>
          </table:table-cell>
          <table:table-cell table:number-columns-repeated="2" office:value-type="string">
            <text:p>****</text:p>
          </table:table-cell>
          <table:table-cell office:value-type="string">
            <text:p>wol_unfettered</text:p>
          </table:table-cell>
          <table:table-cell table:number-columns-repeated="251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IGER_FANG</text:p>
          </table:table-cell>
          <table:table-cell table:number-columns-repeated="2" office:value-type="string">
            <text:p>****</text:p>
          </table:table-cell>
          <table:table-cell office:value-type="string">
            <text:p>wol_tiger</text:p>
          </table:table-cell>
          <table:table-cell table:number-columns-repeated="251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LADE_OF_THE_LAST_CITADEL</text:p>
          </table:table-cell>
          <table:table-cell table:number-columns-repeated="2" office:value-type="string">
            <text:p>****</text:p>
          </table:table-cell>
          <table:table-cell office:value-type="string">
            <text:p>wol_citadel</text:p>
          </table:table-cell>
          <table:table-cell table:number-columns-repeated="251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/12/2006</text:date>, <text:time>00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2-02T15:19:34</meta:creation-date>
    <dc:date>2006-12-03T00:06:25</dc:date>
    <dc:language>en-US</dc:language>
    <meta:editing-cycles>27</meta:editing-cycles>
    <meta:editing-duration>PT8H46M57S</meta:editing-duration>
    <meta:user-defined meta:name="Info 1"/>
    <meta:user-defined meta:name="Info 2"/>
    <meta:user-defined meta:name="Info 3"/>
    <meta:user-defined meta:name="Info 4"/>
    <meta:document-statistic meta:table-count="3" meta:cell-count="286"/>
  </office:meta>
</office:document-meta>
</file>